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Google Sans Text&quot;" svg:font-family="'&quot;Google Sans Text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5.046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6.46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Tabela_20_de_20_Dados_20_de_20_Teste_20_de_20_Modelo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Google Sans Text&quot;" fo:font-size="11pt" fo:font-style="normal" fo:text-shadow="none" style:text-underline-style="none" fo:font-weight="normal" style:font-size-asian="11pt" style:font-style-asian="normal" style:font-weight-asian="normal" style:font-name-complex="&quot;Google Sans Text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Google Sans Text&quot;" fo:font-size="11pt" fo:font-style="normal" fo:text-shadow="none" style:text-underline-style="none" fo:font-weight="normal" style:font-size-asian="11pt" style:font-style-asian="normal" style:font-weight-asian="normal" style:font-name-complex="&quot;Google Sans Text&quot;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1f1f1f" style:text-outline="false" style:text-line-through-style="none" style:text-line-through-type="none" style:font-name="&quot;Google Sans Text&quot;" fo:font-size="11pt" fo:font-style="normal" fo:text-shadow="none" style:text-underline-style="none" fo:font-weight="bold" style:font-size-asian="11pt" style:font-style-asian="normal" style:font-weight-asian="bold" style:font-name-complex="&quot;Google Sans Text&quot;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1f1f1f" style:text-outline="false" style:text-line-through-style="none" style:text-line-through-type="none" style:font-name="&quot;Google Sans Text&quot;" fo:font-size="11pt" fo:font-style="normal" fo:text-shadow="none" style:text-underline-style="none" fo:font-weight="normal" style:font-size-asian="11pt" style:font-style-asian="normal" style:font-weight-asian="normal" style:font-name-complex="&quot;Google Sans Text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ok&quot;;&quot;x&quot;)" table:allow-empty-cell="true" table:display-list="no" table:base-cell-address="'Tabela de Dados de Teste de Modelo'.C4">
          <table:error-message table:message-type="stop" table:display="true"/>
        </table:content-validation>
        <table:content-validation table:name="val2" table:condition="of:cell-content-is-in-list(&quot;x&quot;;&quot;ok&quot;)" table:allow-empty-cell="true" table:display-list="no" table:base-cell-address="'Tabela de Dados de Teste de Modelo'.C20">
          <table:error-message table:message-type="stop" table:display="true"/>
        </table:content-validation>
        <table:content-validation table:name="val3" table:condition="of:cell-content-is-in-list(&quot;x&quot;;&quot;ok&quot;)" table:allow-empty-cell="true" table:display-list="no" table:base-cell-address="'Tabela de Dados de Teste de Modelo'.E4">
          <table:error-message table:message-type="stop" table:display="true"/>
        </table:content-validation>
        <table:content-validation table:name="val4" table:condition="of:cell-content-is-in-list(&quot;ok&quot;;&quot;x&quot;)" table:allow-empty-cell="true" table:display-list="no" table:base-cell-address="'Tabela de Dados de Teste de Modelo'.E20">
          <table:error-message table:message-type="stop" table:display="true"/>
        </table:content-validation>
      </table:content-validations>
      <table:table table:name="Tabela de Dados de Teste de Model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teste modelo 20260420_seq01 data: 21/04/20226 hora: 16:15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2"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Milho (Verdade)</text:p>
          </table:table-cell>
          <table:table-cell table:style-name="ce2" office:value-type="string" calcext:value-type="string">
            <text:p>Milho (Modelo Mostra)</text:p>
          </table:table-cell>
          <table:table-cell table:style-name="ce2" office:value-type="string" calcext:value-type="string">
            <text:p>Ervas-Daninhas (Verdade)</text:p>
          </table:table-cell>
          <table:table-cell table:style-name="ce2" office:value-type="string" calcext:value-type="string">
            <text:p>Ervas-Daninhas (Modelo Mostra)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1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2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3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4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5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6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7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8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9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10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x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este do modelo 20260421_seq02 data:21/04/2026 hora: 16:20</text:p>
          </table:table-cell>
          <table:table-cell table:number-columns-repeated="1023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2">
          <table:table-cell table:style-name="ce5" office:value-type="string" calcext:value-type="string">
            <text:p>Teste</text:p>
          </table:table-cell>
          <table:table-cell table:style-name="ce5" office:value-type="string" calcext:value-type="string">
            <text:p>Milho (Verdade)</text:p>
          </table:table-cell>
          <table:table-cell table:style-name="ce5" office:value-type="string" calcext:value-type="string">
            <text:p>Milho (Modelo Mostra)</text:p>
          </table:table-cell>
          <table:table-cell table:style-name="ce5" office:value-type="string" calcext:value-type="string">
            <text:p>Ervas-Daninhas (Verdade)</text:p>
          </table:table-cell>
          <table:table-cell table:style-name="ce5" office:value-type="string" calcext:value-type="string">
            <text:p>Ervas-Daninhas (Modelo Mostra)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1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2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3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4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5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6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7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8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9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10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ela_1" table:target-range-address="'Tabela de Dados de Teste de Modelo'.A3:'Tabela de Dados de Teste de Modelo'.E13"/>
        <table:database-range table:name="Tabela_2" table:target-range-address="'Tabela de Dados de Teste de Modelo'.A19:'Tabela de Dados de Teste de Modelo'.E29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Google Sans Text&quot;" svg:font-family="'&quot;Google Sans Text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/00/0000</text:date>, <text:time style:data-style-name="N2" text:time-value="19:01:11.9234187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a_20_de_20_Dados_20_de_20_Teste_20_de_20_Modelo" style:display-name="PageStyle_Tabela de Dados de Teste de Model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4-21T19:06:29.276150164</dc:date>
    <meta:editing-duration>PT6M40S</meta:editing-duration>
    <meta:editing-cycles>2</meta:editing-cycles>
    <meta:document-statistic meta:table-count="1" meta:cell-count="112" meta:object-count="0"/>
  </office:meta>
</office:document-meta>
</file>